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9mm"/>
    </style:style>
    <style:style style:name="co2" style:family="table-column">
      <style:table-column-properties fo:break-before="auto" style:column-width="32.19mm"/>
    </style:style>
    <style:style style:name="co3" style:family="table-column">
      <style:table-column-properties fo:break-before="auto" style:column-width="173.87mm"/>
    </style:style>
    <style:style style:name="co4" style:family="table-column">
      <style:table-column-properties fo:break-before="auto" style:column-width="54.05mm"/>
    </style:style>
    <style:style style:name="co5" style:family="table-column">
      <style:table-column-properties fo:break-before="auto" style:column-width="17.92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64mm"/>
    </style:style>
    <style:style style:name="co8" style:family="table-column">
      <style:table-column-properties fo:break-before="auto" style:column-width="35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2.3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10mm" fo:break-before="auto" style:use-optimal-row-height="true"/>
    </style:style>
    <style:style style:name="ro6" style:family="table-row">
      <style:table-row-properties style:row-height="5.26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PageStyle_5f_Historias_20_de_20_Usuario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1f497d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storias de Usuario" table:style-name="ta1" table:print-ranges="'Historias de Usuario'.A1:'Historias de Usuario'.I14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Desarrollo ágil: Pila de Producto (Product Backlog)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Elaborado por: XXXXXX</text:p>
          </table:table-cell>
          <table:table-cell table:number-columns-repeated="1022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Identificador (ID) de la Historia</text:p>
          </table:table-cell>
          <table:table-cell table:style-name="ce4" office:value-type="string" calcext:value-type="string">
            <text:p>Enunciado de la Historia</text:p>
          </table:table-cell>
          <table:table-cell table:style-name="ce4" office:value-type="string" calcext:value-type="string">
            <text:p>Encargado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Iteración (Sprint)</text:p>
          </table:table-cell>
          <table:table-cell table:style-name="ce4" office:value-type="string" calcext:value-type="string">
            <text:p>Prioridad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omo usuario necesito una manera de registrarme con la finalidad de poder registrarme en la web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mo usuario necesito una manera de poder ingresar en la web para poder ingresar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<text:span text:style-name="T1">Como usuario</text:span> necesito una manera de poder recuperar mi contraseña con la finalidad de recuperar mi cuenta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<text:span text:style-name="T1">Como usuario</text:span> necesito tener una manera de añadir a mis mascotas con la finalidad de poder registrarlas </text:p>
          </table:table-cell>
          <table:table-cell table:style-name="ce5" office:value-type="string" calcext:value-type="string">
            <text:p>Programador DBA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<text:span text:style-name="T1">Como usuario</text:span> necesito que me permita añadir las vacunas con la finalidad de saber cual hay que darle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number-columns-repeated="1017"/>
        </table:table-row>
        <table:table-row table:style-name="ro6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omo desarrollador necesito que se cree el formulario de registro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omo desarrollador necesito que se cree el formulario de ingreso con la finalidad de ingresar a la web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omo desarrollador necesito que se cree el <text:s/>formulario de registro de animales con la finalidad de registrar a los animales</text:p>
          </table:table-cell>
          <table:table-cell table:style-name="ce5" office:value-type="string" calcext:value-type="string">
            <text:p>Programador BackEnd</text:p>
          </table:table-cell>
          <table:table-cell table:style-name="ce5" table:number-columns-repeated="2"/>
          <table:table-cell table:style-name="ce5" office:value-type="string" calcext:value-type="string">
            <text:p>Alta</text:p>
          </table:table-cell>
          <table:table-cell table:number-columns-repeated="1017"/>
        </table:table-row>
        <table:table-row table:style-name="ro3" table:number-rows-repeated="104856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'Historias de Usuario'.$A$1" table:cell-range-address="$'Historias de Usuario'.$A$1:.$I$14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mm" fo:margin-bottom="19mm" fo:margin-left="6mm" fo:margin-right="6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6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Historias_20_de_20_Usuario" style:display-name="PageStyle_Historias de Usu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print-date>2013-11-17T19:01:11</meta:print-date>
    <meta:creation-date>2012-09-02T03:53:17</meta:creation-date>
    <dc:date>2022-05-10T18:57:49.584229675</dc:date>
    <meta:generator>LibreOffice/6.2.8.2$Linux_X86_64 LibreOffice_project/20$Build-2</meta:generator>
    <meta:editing-duration>PT44M36S</meta:editing-duration>
    <meta:editing-cycles>7</meta:editing-cycles>
    <meta:document-statistic meta:table-count="1" meta:cell-count="4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